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15426036" text:style-name="L1">
        <text:list-item>
          <text:p text:style-name="P1">One</text:p>
        </text:list-item>
        <text:list-item>
          <text:p text:style-name="P1">Two</text:p>
        </text:list-item>
        <text:list-item>
          <text:p text:style-name="P1">Three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de" fo:country="DE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0T16:27:49</meta:creation-date>
    <dc:date>2018-01-11T11:32:29.817000000</dc:date>
    <meta:editing-duration>PT47S</meta:editing-duration>
    <meta:editing-cycles>2</meta:editing-cycles>
    <meta:generator>LibreOffice/5.3.0.1$Windows_x86 LibreOffice_project/3b800451b1d0c48045de03b5b3c7bbbac87f20d9</meta:generator>
    <meta:document-statistic meta:table-count="0" meta:image-count="0" meta:object-count="0" meta:page-count="1" meta:paragraph-count="4" meta:word-count="7" meta:character-count="19" meta:non-whitespace-character-count="19"/>
  </office:meta>
</office:document-meta>
</file>